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bin" svg:font-family="Cabin"/>
    <style:font-face style:name="Caveat" svg:font-family="Caveat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98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dash" draw:stroke-dash="Dashed_20__28_var_29__20_4" svg:stroke-width="0.026cm" svg:stroke-color="#98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dash" draw:stroke-dash="Dashed_20__28_var_29__20_4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42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141cm" fo:margin-right="0.141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normal" style:font-name-asian="Cabin" style:font-size-asian="24pt" style:font-style-asian="normal" style:font-weight-asian="normal" style:font-name-complex="Cabin" style:font-size-complex="24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Cabin" fo:font-size="24pt" fo:letter-spacing="normal" fo:font-style="normal" style:text-underline-style="none" fo:font-weight="bold" style:font-name-asian="Cabin" style:font-size-asian="24pt" style:font-style-asian="normal" style:font-weight-asian="bold" style:font-name-complex="Cabin" style:font-size-complex="24pt" style:font-style-complex="normal" style:font-weight-complex="bold"/>
    </style:style>
    <style:style style:name="T3" style:family="text">
      <style:text-properties fo:font-variant="normal" fo:text-transform="none" fo:color="#434343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5" style:family="text">
      <style:text-properties fo:font-variant="normal" fo:text-transform="none" fo:color="#d9d9d9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6" style:family="text">
      <style:text-properties fo:font-variant="normal" fo:text-transform="none" fo:color="#4a86e8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Inconsolata" fo:font-size="18pt" fo:letter-spacing="normal" fo:font-style="normal" style:text-underline-style="solid" style:text-underline-width="auto" style:text-underline-color="font-color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Cabin" fo:font-size="18pt" fo:letter-spacing="normal" fo:font-style="normal" style:text-underline-style="solid" style:text-underline-width="auto" style:text-underline-color="font-color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bin" fo:font-size="24pt" fo:letter-spacing="normal" fo:font-style="normal" style:text-underline-style="none" fo:font-weight="normal" style:font-name-asian="Cabin" style:font-size-asian="24pt" style:font-style-asian="normal" style:font-weight-asian="normal" style:font-name-complex="Cabin" style:font-size-complex="24pt" style:font-style-complex="normal" style:font-weight-complex="normal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T17" style:family="text">
      <style:text-properties fo:font-variant="normal" fo:text-transform="none" fo:color="#999999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19" style:family="text">
      <style:text-properties fo:font-variant="normal" fo:text-transform="none" fo:color="#1155cc" style:text-line-through-style="none" style:text-line-through-type="none" style:text-position="0% 100%" style:font-name="Cabin" fo:font-size="18pt" fo:letter-spacing="normal" fo:font-style="normal" style:text-underline-style="none" fo:font-weight="bold" style:font-name-asian="Cabin" style:font-size-asian="18pt" style:font-style-asian="normal" style:font-weight-asian="bold" style:font-name-complex="Cabin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bin" fo:font-size="18pt" fo:letter-spacing="normal" fo:font-style="normal" style:text-underline-style="none" fo:font-weight="normal" style:font-name-asian="Cabin" style:font-size-asian="18pt" style:font-style-asian="normal" style:font-weight-asian="normal" style:font-name-complex="Cabin" style:font-size-complex="18pt" style:font-style-complex="normal" style:font-weight-complex="normal"/>
    </style:style>
    <style:style style:name="T21" style:family="text">
      <style:text-properties fo:font-variant="normal" fo:text-transform="none" fo:color="#980000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veat" fo:font-size="18pt" fo:letter-spacing="normal" fo:font-style="normal" style:text-underline-style="none" fo:font-weight="bold" style:font-name-asian="Caveat" style:font-size-asian="18pt" style:font-style-asian="normal" style:font-weight-asian="bold" style:font-name-complex="Caveat" style:font-size-complex="18pt" style:font-style-complex="normal" style:font-weight-complex="bold"/>
    </style:style>
    <style:style style:name="T24" style:family="text">
      <style:text-properties fo:font-variant="normal" fo:text-transform="none" fo:color="#6f42c1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5" style:family="text">
      <style:text-properties fo:font-variant="normal" fo:text-transform="none" fo:color="#24292e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6" style:family="text">
      <style:text-properties fo:font-variant="normal" fo:text-transform="none" fo:color="#d73a49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7" style:family="text">
      <style:text-properties fo:font-variant="normal" fo:text-transform="none" fo:color="#005cc5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8" style:family="text">
      <style:text-properties fo:font-variant="normal" fo:text-transform="none" fo:color="#6a737d" style:text-line-through-style="none" style:text-line-through-type="none" style:text-position="0% 100%" style:font-name="Inconsolata" fo:font-size="18pt" fo:letter-spacing="normal" fo:font-style="normal" style:text-underline-style="none" fo:font-weight="normal" style:font-name-asian="Inconsolata" style:font-size-asian="18pt" style:font-style-asian="normal" style:font-weight-asian="normal" style:font-name-complex="Inconsolata" style:font-size-complex="18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0" style:family="text">
      <style:text-properties fo:font-variant="normal" fo:text-transform="none" fo:color="#980000" style:text-line-through-style="none" style:text-line-through-type="none" style:text-position="0% 100%" style:font-name="Cabin" fo:font-size="14pt" fo:letter-spacing="normal" fo:font-style="normal" style:text-underline-style="none" fo:font-weight="bold" style:font-name-asian="Cabin" style:font-size-asian="14pt" style:font-style-asian="normal" style:font-weight-asian="bold" style:font-name-complex="Cabin" style:font-size-complex="14pt" style:font-style-complex="normal" style:font-weight-complex="bold"/>
    </style:style>
    <style:style style:name="T31" style:family="text">
      <style:text-properties fo:font-variant="normal" fo:text-transform="none" fo:color="#0097a7" style:text-line-through-style="none" style:text-line-through-type="none" style:text-position="0% 100%" style:font-name="Cabin" fo:font-size="14pt" fo:letter-spacing="normal" fo:font-style="normal" style:text-underline-style="solid" style:text-underline-width="auto" style:text-underline-color="font-color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2" style:family="text">
      <style:text-properties fo:font-variant="normal" fo:text-transform="none" fo:color="#222222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3" style:family="text">
      <style:text-properties fo:font-variant="normal" fo:text-transform="none" fo:color="#555555" style:text-line-through-style="none" style:text-line-through-type="none" style:text-position="0% 100%" style:font-name="Cabin" fo:font-size="14pt" fo:letter-spacing="normal" fo:font-style="normal" style:text-underline-style="none" fo:font-weight="normal" style:font-name-asian="Cabin" style:font-size-asian="14pt" style:font-style-asian="normal" style:font-weight-asian="normal" style:font-name-complex="Cabin" style:font-size-complex="14pt" style:font-style-complex="normal" style:font-weight-complex="normal"/>
    </style:style>
    <style:style style:name="T34" style:family="text">
      <style:text-properties fo:font-variant="normal" fo:text-transform="none" fo:color="#0097a7" style:text-line-through-style="none" style:text-line-through-type="none" style:text-position="0% 100%" style:font-name="Cabin" fo:font-size="24pt" fo:letter-spacing="normal" fo:font-style="normal" style:text-underline-style="solid" style:text-underline-width="auto" style:text-underline-color="font-color" fo:font-weight="bold" style:font-name-asian="Cabin" style:font-size-asian="24pt" style:font-style-asian="normal" style:font-weight-asian="bold" style:font-name-complex="Cabin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5" draw:layer="layout" svg:width="24.197cm" svg:height="8.315cm" svg:x="1.202cm" svg:y="1.634cm">
          <text:p text:style-name="P2"><text:span text:style-name="T1">238P Operating Systems, <text:s/>Fall 2018</text:span><text:span text:style-name="T2"><text:tab/></text:span><text:span text:style-name="T2"><text:tab/></text:span></text:p>
          <text:p text:style-name="P2"><text:span text:style-name="T2"/></text:p>
          <text:p text:style-name="P2"><text:span text:style-name="T2"/></text:p>
          <text:p text:style-name="P3"><text:span text:style-name="T2"/></text:p>
          <text:p text:style-name="P4"><text:span text:style-name="T2">xv6 Boot Recap: </text:span></text:p>
          <text:p text:style-name="P4"><text:span text:style-name="T2">Transitioning from 16 bit mode to 32 bit mode</text:span></text:p>
          <text:p text:style-name="P4"><text:span text:style-name="T2"/></text:p>
          <text:p text:style-name="P2"><text:span text:style-name="T3">3 November 2018</text:span></text:p>
          <text:p text:style-name="P2"><text:span text:style-name="T3">Aftab Hussain</text:span></text:p>
          <text:p text:style-name="P2"><text:span text:style-name="T3">University of California, Irv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2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0;p14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2" draw:text-style-name="P5" draw:layer="layout" svg:width="20.066cm" svg:height="8.315cm" svg:x="2.472cm" svg:y="1.846cm">
          <text:p text:style-name="P3"><text:span text:style-name="T4">BIOS</text:span><text:span text:style-name="T3"><text:tab/></text:span><text:span text:style-name="T5">xv6 Boot loader</text:span><text:span text:style-name="T4"> </text:span></text:p>
          <text:p text:style-name="P3"><text:span text:style-name="T3"/></text:p>
          <text:p text:style-name="P3"><text:span text:style-name="T6">what it does</text:span></text:p>
          <text:p text:style-name="P2"><text:span text:style-name="T4">Sets up</text:span><text:span text:style-name="T3"> the hardware.</text:span></text:p>
          <text:p text:style-name="P2"><text:span text:style-name="T4">Transfers</text:span><text:span text:style-name="T3"> control to the Boot Load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7;g459f3c0a5f_0_8:notes" draw:style-name="gr3" draw:layer="layout" svg:width="16.932cm" svg:height="9.524cm" svg:x="1.059cm" svg:y="1.905cm" draw:page-number="2" presentation:class="page"/>
          <draw:frame draw:name="Google Shape;58;g459f3c0a5f_0_8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67;p15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2" draw:text-style-name="P5" draw:layer="layout" svg:width="20.066cm" svg:height="8.315cm" svg:x="2.472cm" svg:y="1.846cm">
          <text:p text:style-name="P3"><text:span text:style-name="T4">BIOS</text:span><text:span text:style-name="T3"><text:tab/></text:span><text:span text:style-name="T5">xv6 Boot loader</text:span><text:span text:style-name="T4"> </text:span></text:p>
          <text:p text:style-name="P3"><text:span text:style-name="T3"/></text:p>
          <text:p text:style-name="P3"><text:span text:style-name="T6">what it does</text:span></text:p>
          <text:p text:style-name="P2"><text:span text:style-name="T4">Sets up</text:span><text:span text:style-name="T3"> the hardware.</text:span></text:p>
          <text:p text:style-name="P2"><text:span text:style-name="T4">Transfers</text:span><text:span text:style-name="T3"> control to the Boot Loader.</text:span></text:p>
          <text:p text:style-name="P3"><text:span text:style-name="T3"/></text:p>
          <text:p text:style-name="P3"><text:span text:style-name="T6">how it transfers control to the Boot Loader</text:span></text:p>
          <text:p text:style-name="P2"><text:span text:style-name="T3">Boot loader is </text:span><text:span text:style-name="T4">loaded from</text:span><text:span text:style-name="T3"> the 1st 512-byte sector of the boot disk.</text:span></text:p>
          <text:p text:style-name="P2"><text:span text:style-name="T3">This 512-byte sector is known as the </text:span><text:span text:style-name="T4">boot sector</text:span><text:span text:style-name="T3">.</text:span></text:p>
          <text:p text:style-name="P2"><text:span text:style-name="T3">Boot loader is </text:span><text:span text:style-name="T4">loaded at</text:span><text:span text:style-name="T3"> 0x7c00.</text:span></text:p>
          <text:p text:style-name="P2"><text:span text:style-name="T3">Sets processor’s </text:span><text:span text:style-name="T4">ip</text:span><text:span text:style-name="T3"> register to 0x7c00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4;g459f3c0a5f_0_378:notes" draw:style-name="gr3" draw:layer="layout" svg:width="16.932cm" svg:height="9.524cm" svg:x="1.059cm" svg:y="1.905cm" draw:page-number="3" presentation:class="page"/>
          <draw:frame draw:name="Google Shape;65;g459f3c0a5f_0_378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74;p16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2" draw:text-style-name="P5" draw:layer="layout" svg:width="22.217cm" svg:height="12.752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7">2 source source files</text:span></text:p>
          <text:p text:style-name="P2"><text:span text:style-name="T3">bootasm.S - 16 and 32 bit assembly code.</text:span></text:p>
          <text:p text:style-name="P2"><text:span text:style-name="T3">bootmain.c - C code.</text:span><text:span text:style-name="T4"> </text:span></text:p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6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1;g459f3c0a5f_0_1:notes" draw:style-name="gr3" draw:layer="layout" svg:width="16.932cm" svg:height="9.524cm" svg:x="1.059cm" svg:y="1.905cm" draw:page-number="4" presentation:class="page"/>
          <draw:frame draw:name="Google Shape;72;g459f3c0a5f_0_1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81;p17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7" draw:style-name="gr2" draw:text-style-name="P5" draw:layer="layout" svg:width="22.217cm" svg:height="12.752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7">2 source source files</text:span></text:p>
          <text:p text:style-name="P2"><text:span text:style-name="T3">bootasm.S - 16 and 32 bit assembly code.</text:span></text:p>
          <text:p text:style-name="P2"><text:span text:style-name="T3">bootmain.c - C code.</text:span><text:span text:style-name="T4"> </text:span></text:p>
          <text:p text:style-name="P3"><text:span text:style-name="T7">executing bootasm.S</text:span></text:p>
          <text:list text:style-name="L3">
            <text:list-item>
              <text:p text:style-name="P3"><text:span text:style-name="T4">Disable interrupts</text:span><text:span text:style-name="T3"> using </text:span><text:span text:style-name="T8"><text:a xlink:href="https://www.felixcloutier.com/x86/CLI.html" xlink:type="simple">cli</text:a></text:span><text:span text:style-name="T3"><text:s/>instruction. (</text:span><text:span text:style-name="T9"><text:a xlink:href="https://github.com/mit-pdos/xv6-public/blob/b818915f793cd20c5d1e24f668534a9d690f3cc8/bootasm.S#L13" xlink:type="simple">Code</text:a></text:span><text:span text:style-name="T3">). </text:span></text:p>
            </text:list-item>
          </text:list>
          <text:p text:style-name="P4"><text:span text:style-name="T3">&gt; Done in case BIOS has setup any of its interrupt handlers were initialized</text:span></text:p>
          <text:p text:style-name="P4"><text:span text:style-name="T3"><text:s text:c="3"/></text:span><text:span text:style-name="T3">while setting up the hardware. Also, BIOS is not running anymore, so better </text:span></text:p>
          <text:p text:style-name="P2"><text:span text:style-name="T3"><text:s text:c="3"/></text:span><text:span text:style-name="T3">to disable them.</text:span></text:p>
          <text:p text:style-name="P2"><text:span text:style-name="T3">&gt; Clear segment registers. Use xor for </text:span><text:span text:style-name="T10">%ax</text:span><text:span text:style-name="T3">, and copy it to the rest (</text:span><text:span text:style-name="T9"><text:a xlink:href="https://github.com/mit-pdos/xv6-public/blob/b818915f793cd20c5d1e24f668534a9d690f3cc8/bootasm.S#L15" xlink:type="simple">Code</text:a></text:span><text:span text:style-name="T3">)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text:span text:style-name="T3"> (References: </text:span><text:span text:style-name="T9"><text:a xlink:href="http://flint.cs.yale.edu/feng/cos/resources/BIOS/procModes.htm" xlink:type="simple">a</text:a></text:span><text:span text:style-name="T11">, </text:span><text:span text:style-name="T9"><text:a xlink:href="https://www.geek.com/chips/difference-between-real-mode-and-protected-mode-574665/" xlink:type="simple">b</text:a></text:span><text:span text:style-name="T3">).</text:span></text:p>
          <text:p text:style-name="P3"><text:span text:style-name="T3"><text:tab/></text:span><text:span text:style-name="T3">&gt; Note the difference between processor modes and kernel privilege modes</text:span></text:p>
          <text:p text:style-name="P3"><text:span text:style-name="T3"><text:tab/></text:span><text:span text:style-name="T3">&gt; We do the above switch to increase the size of the memory we can</text:span></text:p>
          <text:p text:style-name="P3"><text:span text:style-name="T3"><text:tab/></text:span><text:span text:style-name="T3"> <text:s text:c="2"/></text:span><text:span text:style-name="T3">address.</text:span></text:p>
          <text:p text:style-name="P3"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78;g45a22ab60d_0_0:notes" draw:style-name="gr3" draw:layer="layout" svg:width="16.932cm" svg:height="9.524cm" svg:x="1.059cm" svg:y="1.905cm" draw:page-number="5" presentation:class="page"/>
          <draw:frame draw:name="Google Shape;79;g45a22ab60d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88;p18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8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2" draw:text-style-name="P5" draw:layer="layout" svg:width="22.217cm" svg:height="12.752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text:span text:style-name="T3"> </text:span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8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2;p18" draw:style-name="gr6" draw:text-style-name="P5" draw:layer="layout" svg:width="2.848cm" svg:height="3.087cm" svg:x="0cm" svg:y="10.283cm">
          <text:p text:style-name="P9"><text:span text:style-name="T13">Let’s expand on this a little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459f3c0a5f_0_370:notes" draw:style-name="gr3" draw:layer="layout" svg:width="16.932cm" svg:height="9.524cm" svg:x="1.059cm" svg:y="1.905cm" draw:page-number="6" presentation:class="page"/>
          <draw:frame draw:name="Google Shape;86;g459f3c0a5f_0_37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97;p19" draw:style-name="gr2" draw:text-style-name="P5" draw:layer="layout" svg:width="19.877cm" svg:height="12.752cm" svg:x="2.334cm" svg:y="6.066cm">
          <text:p text:style-name="P10"><text:span text:style-name="T14">Addressing in Real Mode </text:span></text:p>
          <text:p text:style-name="P10"><text:span text:style-name="T1"><text:tab/></text:span></text:p>
          <text:p text:style-name="P3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459f3c0a5f_0_53:notes" draw:style-name="gr3" draw:layer="layout" svg:width="16.932cm" svg:height="9.524cm" svg:x="1.059cm" svg:y="1.905cm" draw:page-number="7" presentation:class="page"/>
          <draw:frame draw:name="Google Shape;95;g459f3c0a5f_0_5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02;p20" draw:style-name="gr2" draw:text-style-name="P5" draw:layer="layout" svg:width="19.877cm" svg:height="12.752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In real mode, the processor sends 20-bit addresses to the memory.</text:span></text:p>
          <text:p text:style-name="P10"><text:span text:style-name="T3">(e.g. Intel processors 8086, 8088).</text:span></text:p>
          <text:p text:style-name="P10"><text:span text:style-name="T3"/></text:p>
          <text:p text:style-name="P10"><text:span text:style-name="T3">However, it has eight general 16-bit </text:span><text:span text:style-name="T9"><text:a xlink:href="https://en.wikipedia.org/wiki/Processor_register" xlink:type="simple">registers</text:a></text:span><text:span text:style-name="T3"><text:s/>+ 16 bit segment registers.</text:span></text:p>
          <text:p text:style-name="P10"><text:span text:style-name="T3"/></text:p>
          <text:p text:style-name="P10"><text:span text:style-name="T4">How to generate a 20 bit address from a 16 bit register?</text:span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459f3c0a5f_0_23:notes" draw:style-name="gr3" draw:layer="layout" svg:width="16.932cm" svg:height="9.524cm" svg:x="1.059cm" svg:y="1.905cm" draw:page-number="8" presentation:class="page"/>
          <draw:frame draw:name="Google Shape;100;g459f3c0a5f_0_23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07;p21" draw:style-name="gr2" draw:text-style-name="P5" draw:layer="layout" svg:width="19.877cm" svg:height="12.17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Say processor fetches a data read/write instruction.</text:span></text:p>
          <text:p text:style-name="P10"><text:span text:style-name="T3">The processor would then use the data segment register (%ds).</text:span></text:p>
          <text:p text:style-name="P10"><text:span text:style-name="T3"/></text:p>
          <text:p text:style-name="P10"><text:span text:style-name="T3">To pass the 16-bit address obtained from %ds </text:span></text:p>
          <text:p text:style-name="P10"><text:span text:style-name="T3">to the memory (which accepts 20-bit addresses) we left </text:span></text:p>
          <text:p text:style-name="P10"><text:span text:style-name="T3">shift the 16-bit register by 4 bits.</text:span></text:p>
          <text:p text:style-name="P10"><text:span text:style-name="T3"/></text:p>
          <text:p text:style-name="P10"><text:span text:style-name="T3">This is equivalent to </text:span><text:span text:style-name="T4">adding the register </text:span></text:p>
          <text:p text:style-name="P10"><text:span text:style-name="T4">to itself 16 times.</text:span></text:p>
          <text:p text:style-name="P10"><text:span text:style-name="T3">(try it out in a bit calculator - e.g. gnu calculator)</text:span></text:p>
          <text:p text:style-name="P10"><text:span text:style-name="T3"/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4;g459f3c0a5f_0_30:notes" draw:style-name="gr3" draw:layer="layout" svg:width="16.932cm" svg:height="9.524cm" svg:x="1.059cm" svg:y="1.905cm" draw:page-number="9" presentation:class="page"/>
          <draw:frame draw:name="Google Shape;105;g459f3c0a5f_0_30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12;p22" draw:style-name="gr2" draw:text-style-name="P5" draw:layer="layout" svg:width="19.877cm" svg:height="12.17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Say processor fetches a data read/write instruction.</text:span></text:p>
          <text:p text:style-name="P10"><text:span text:style-name="T3">The processor would then </text:span><text:span text:style-name="T15">use</text:span><text:span text:style-name="T3"> the data segment register (%ds).</text:span></text:p>
          <text:p text:style-name="P10"><text:span text:style-name="T3"/></text:p>
          <text:p text:style-name="P10"><text:span text:style-name="T3">To pass the 16-bit address obtained from %ds </text:span></text:p>
          <text:p text:style-name="P10"><text:span text:style-name="T3">to the memory (which accepts 20-bit addresses) we left </text:span></text:p>
          <text:p text:style-name="P10"><text:span text:style-name="T3">shift the 16-bit register by 4 bits.</text:span></text:p>
          <text:p text:style-name="P10"><text:span text:style-name="T3"/></text:p>
          <text:p text:style-name="P10"><text:span text:style-name="T3">This is equivalent to </text:span><text:span text:style-name="T4">adding the register </text:span></text:p>
          <text:p text:style-name="P10"><text:span text:style-name="T4">to itself 16 times.</text:span></text:p>
          <text:p text:style-name="P10"><text:span text:style-name="T3">(try it out in a bit calculator - e.g. gnu calculator)</text:span></text:p>
          <text:p text:style-name="P10"><text:span text:style-name="T3"/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2" draw:style-name="gr2" draw:text-style-name="P5" draw:layer="layout" svg:width="12.136cm" svg:height="2.446cm" draw:transform="rotate (-0.248534885483992) translate (14.445cm -0.625cm)">
          <text:p text:style-name="P10"><text:span text:style-name="T16">Use other kinds of </text:span></text:p>
          <text:p text:style-name="P10"><text:span text:style-name="T16">segment registers</text:span></text:p>
          <text:p text:style-name="P10"><text:span text:style-name="T16">for other kinds of instructions.</text:span></text:p>
          <text:p text:style-name="P10"><text:span text:style-name="T16">For example for stack reads/ writes use %s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2" draw:style-name="gr7" draw:text-style-name="P7" draw:layer="layout" svg:width="4.687cm" svg:height="2.889cm" svg:x="11.494cm" svg:y="1.948cm">
          <text:p/>
          <draw:enhanced-geometry draw:mirror-horizontal="false" draw:mirror-vertical="false" drawooo:sub-view-size="67501 41611" draw:text-areas="0 0 ?f0 ?f1" svg:viewBox="0 0 0 0" draw:type="ooxml-non-primitive" draw:enhanced-path="M 0 41611 C 4364 32882 3288 20759 10633 14333 17937 7943 28363 5897 37911 4161 47711 2380 57541 0 67501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109;g459f3c0a5f_0_68:notes" draw:style-name="gr3" draw:layer="layout" svg:width="16.932cm" svg:height="9.524cm" svg:x="1.059cm" svg:y="1.905cm" draw:page-number="10" presentation:class="page"/>
          <draw:frame draw:name="Google Shape;110;g459f3c0a5f_0_68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19;p23" draw:style-name="gr2" draw:text-style-name="P5" draw:layer="layout" svg:width="19.877cm" svg:height="3.762cm" svg:x="2.559cm" svg:y="2.117cm">
          <text:p text:style-name="P10"><text:span text:style-name="T7"/></text:p>
          <text:p text:style-name="P10"><text:span text:style-name="T3"><text:tab/></text:span></text:p>
          <text:p text:style-name="P10"><text:span text:style-name="T3">So let’s look at how the </text:span></text:p>
          <text:p text:style-name="P10"><text:span text:style-name="T3">address translation process takes place in real mod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459f3c0a5f_0_62:notes" draw:style-name="gr3" draw:layer="layout" svg:width="16.932cm" svg:height="9.524cm" svg:x="1.059cm" svg:y="1.905cm" draw:page-number="11" presentation:class="page"/>
          <draw:frame draw:name="Google Shape;117;g459f3c0a5f_0_62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24;p24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4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4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4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4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29;p24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30;p24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1;g459f3c0a5f_0_143:notes" draw:style-name="gr3" draw:layer="layout" svg:width="16.932cm" svg:height="9.524cm" svg:x="1.059cm" svg:y="1.905cm" draw:page-number="12" presentation:class="page"/>
          <draw:frame draw:name="Google Shape;122;g459f3c0a5f_0_14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35;p25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5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25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5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5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40;p25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41;p25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5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5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5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45;p25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459f3c0a5f_0_177:notes" draw:style-name="gr3" draw:layer="layout" svg:width="16.932cm" svg:height="9.524cm" svg:x="1.059cm" svg:y="1.905cm" draw:page-number="13" presentation:class="page"/>
          <draw:frame draw:name="Google Shape;133;g459f3c0a5f_0_17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150;p26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6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6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6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6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5;p26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56;p26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6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6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6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0;p26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6" draw:style-name="gr12" draw:text-style-name="P7" draw:layer="layout" svg:width="3.474cm" svg:height="1.841cm" draw:transform="rotate (-3.14159265358979) translate (14.713cm 11.72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62;p26" draw:style-name="gr6" draw:text-style-name="P5" draw:layer="layout" svg:width="8.067cm" svg:height="2.4cm" svg:x="14.713cm" svg:y="7.69cm">
          <text:p text:style-name="P10"><text:span text:style-name="T3">xv6 refers to this x86 logical address as a</text:span><text:span text:style-name="T19"> virtu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45a22ab60d_0_34:notes" draw:style-name="gr3" draw:layer="layout" svg:width="16.932cm" svg:height="9.524cm" svg:x="1.059cm" svg:y="1.905cm" draw:page-number="14" presentation:class="page"/>
          <draw:frame draw:name="Google Shape;148;g45a22ab60d_0_3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167;p27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7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7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7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7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7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7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74;p27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75;p27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6;p27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78;p27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7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7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7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7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7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7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7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164;g459f3c0a5f_0_105:notes" draw:style-name="gr3" draw:layer="layout" svg:width="16.932cm" svg:height="9.524cm" svg:x="1.059cm" svg:y="1.905cm" draw:page-number="15" presentation:class="page"/>
          <draw:frame draw:name="Google Shape;165;g459f3c0a5f_0_105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189;p28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8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8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8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8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8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8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96;p28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197;p28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198;p28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00;p28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8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8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8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8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13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05;p28" draw:style-name="gr6" draw:text-style-name="P5" draw:layer="layout" svg:width="2.725cm" svg:height="1.058cm" svg:x="18.567cm" svg:y="7.834cm">
          <text:p text:style-name="P3"><text:span text:style-name="T21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14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8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8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28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186;g459f3c0a5f_0_225:notes" draw:style-name="gr3" draw:layer="layout" svg:width="16.932cm" svg:height="9.524cm" svg:x="1.059cm" svg:y="1.905cm" draw:page-number="16" presentation:class="page"/>
          <draw:frame draw:name="Google Shape;187;g459f3c0a5f_0_225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16;p29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9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9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9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29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9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23;p29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24;p29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5;p29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27;p29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9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29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9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13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32;p29" draw:style-name="gr6" draw:text-style-name="P5" draw:layer="layout" svg:width="2.725cm" svg:height="1.058cm" svg:x="18.567cm" svg:y="7.834cm">
          <text:p text:style-name="P3"><text:span text:style-name="T21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14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9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9" draw:style-name="gr13" draw:text-style-name="P7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6;p29" draw:style-name="gr6" draw:text-style-name="P5" draw:layer="layout" svg:width="1.419cm" svg:height="0.416cm" svg:x="20.052cm" svg:y="10.476cm">
          <text:p text:style-name="P3"><text:span text:style-name="T21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9" draw:style-name="gr13" draw:text-style-name="P7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38;p29" draw:style-name="gr10" draw:text-style-name="P7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39;p29" draw:style-name="gr15" draw:text-style-name="P5" draw:layer="layout" svg:width="8.067cm" svg:height="1.058cm" svg:x="14.606cm" svg:y="1.975cm">
          <text:p text:style-name="P10"><text:span text:style-name="T19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0;p29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6" draw:text-style-name="P5" draw:layer="layout" svg:width="2.279cm" svg:height="0.619cm" svg:x="14.349cm" svg:y="1.355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9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9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4;p29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213;g459f3c0a5f_0_191:notes" draw:style-name="gr3" draw:layer="layout" svg:width="16.932cm" svg:height="9.524cm" svg:x="1.059cm" svg:y="1.905cm" draw:page-number="17" presentation:class="page"/>
          <draw:frame draw:name="Google Shape;214;g459f3c0a5f_0_191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249;p30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0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30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0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0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0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0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56;p30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57;p30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58;p30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60;p30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30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30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0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0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0" draw:style-name="gr13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265;p30" draw:style-name="gr6" draw:text-style-name="P5" draw:layer="layout" svg:width="2.725cm" svg:height="1.058cm" svg:x="18.567cm" svg:y="7.834cm">
          <text:p text:style-name="P3"><text:span text:style-name="T21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0" draw:style-name="gr14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0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0" draw:style-name="gr13" draw:text-style-name="P7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69;p30" draw:style-name="gr6" draw:text-style-name="P5" draw:layer="layout" svg:width="1.419cm" svg:height="0.416cm" svg:x="20.052cm" svg:y="10.476cm">
          <text:p text:style-name="P3"><text:span text:style-name="T21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30" draw:style-name="gr13" draw:text-style-name="P7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271;p30" draw:style-name="gr10" draw:text-style-name="P7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2;p30" draw:style-name="gr15" draw:text-style-name="P5" draw:layer="layout" svg:width="8.067cm" svg:height="1.058cm" svg:x="14.606cm" svg:y="1.975cm">
          <text:p text:style-name="P10"><text:span text:style-name="T19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0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0" draw:style-name="gr6" draw:text-style-name="P5" draw:layer="layout" svg:width="2.279cm" svg:height="0.619cm" svg:x="14.349cm" svg:y="1.355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0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0" draw:style-name="gr6" draw:text-style-name="P5" draw:layer="layout" svg:width="5.842cm" svg:height="1.058cm" svg:x="6.314cm" svg:y="1.663cm">
          <text:p text:style-name="P10"><text:span text:style-name="T20">directly corresponds to the </text:span></text:p>
          <text:p text:style-name="P10"><text:span text:style-name="T19">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30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0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79;p30" draw:style-name="gr12" draw:text-style-name="P7" draw:layer="layout" svg:width="2.447cm" svg:height="0.311cm" svg:x="12.158cm" svg:y="2.193cm">
          <text:p/>
          <draw:enhanced-geometry draw:mirror-horizontal="false" draw:mirror-vertical="false" draw:text-areas="0 0 ?f5 ?f6" svg:viewBox="0 0 0 0" draw:type="ooxml-curvedConnector3" draw:modifiers="5000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246;g459f3c0a5f_0_259:notes" draw:style-name="gr3" draw:layer="layout" svg:width="16.932cm" svg:height="9.524cm" svg:x="1.059cm" svg:y="1.905cm" draw:page-number="18" presentation:class="page"/>
          <draw:frame draw:name="Google Shape;247;g459f3c0a5f_0_259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284;p31" draw:style-name="gr6" draw:text-style-name="P5" draw:layer="layout" svg:width="2.279cm" svg:height="0.619cm" svg:x="4.79cm" svg:y="4.843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1" draw:style-name="gr8" draw:text-style-name="P11" draw:layer="layout" svg:width="5.489cm" svg:height="1.058cm" svg:x="5.002cm" svg:y="7.054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1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1" draw:style-name="gr8" draw:text-style-name="P11" draw:layer="layout" svg:width="5.489cm" svg:height="1.058cm" svg:x="5.002cm" svg:y="5.404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1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31" draw:style-name="gr8" draw:text-style-name="P11" draw:layer="layout" svg:width="5.357cm" svg:height="1.058cm" svg:x="12.487cm" svg:y="7.497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1" draw:style-name="gr10" draw:text-style-name="P7" draw:layer="layout" svg:width="2.26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91;p31" draw:style-name="gr10" draw:text-style-name="P7" draw:layer="layout" svg:width="0.61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292;p31" draw:style-name="gr10" draw:text-style-name="P7" draw:layer="layout" svg:width="1.994cm" svg:height="2.092cm" svg:x="10.492cm" svg:y="5.934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3;p31" draw:style-name="gr10" draw:text-style-name="P7" draw:layer="layout" svg:width="1.994cm" svg:height="4.241cm" svg:x="10.492cm" svg:y="7.583cm">
          <text:p/>
          <draw:enhanced-geometry draw:mirror-horizontal="false" draw:mirror-vertical="false" draw:text-areas="0 0 ?f5 ?f6" svg:viewBox="0 0 0 0" draw:type="ooxml-curvedConnector3" draw:modifiers="4999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295;p31" draw:style-name="gr6" draw:text-style-name="P5" draw:layer="layout" svg:width="2.279cm" svg:height="0.619cm" svg:x="4.79cm" svg:y="6.504cm">
          <text:p text:style-name="P3"><text:span text:style-name="T17">16</text:span><text:span text:style-name="T18"> </text:span><text:span text:style-name="T17">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1" draw:style-name="gr8" draw:text-style-name="P11" draw:layer="layout" svg:width="5.357cm" svg:height="1.058cm" svg:x="12.487cm" svg:y="11.295cm">
          <text:p text:style-name="P3"><text:span text:style-name="T3">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1" draw:style-name="gr8" draw:text-style-name="P11" draw:layer="layout" svg:width="7.251cm" svg:height="1.058cm" svg:x="12.487cm" svg:y="9.402cm">
          <text:p text:style-name="P3"><text:span text:style-name="T3">segment</text:span><text:span text:style-name="T11"> </text:span><text:span text:style-name="T3">sel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1" draw:style-name="gr6" draw:text-style-name="P5" draw:layer="layout" svg:width="2.279cm" svg:height="0.619cm" svg:x="12.326cm" svg:y="6.97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31" draw:style-name="gr6" draw:text-style-name="P5" draw:layer="layout" svg:width="2.279cm" svg:height="0.619cm" svg:x="12.262cm" svg:y="8.829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31" draw:style-name="gr13" draw:text-style-name="P7" draw:layer="layout" svg:width="1.731cm" svg:height="1.375cm" svg:x="16.11cm" svg:y="8.027cm">
          <text:p/>
          <draw:enhanced-geometry draw:mirror-horizontal="true" draw:mirror-vertical="false" draw:text-areas="0 0 ?f10 ?f11" svg:viewBox="0 0 0 0" draw:type="ooxml-curvedConnector4" draw:modifiers="-38198 6923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Google Shape;300;p31" draw:style-name="gr6" draw:text-style-name="P5" draw:layer="layout" svg:width="2.725cm" svg:height="1.058cm" svg:x="18.567cm" svg:y="7.834cm">
          <text:p text:style-name="P3"><text:span text:style-name="T21">left shift by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31" draw:style-name="gr14" draw:text-style-name="P13" draw:layer="layout" svg:width="1.893cm" svg:height="1.058cm" svg:x="17.844cm" svg:y="9.396cm"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1" draw:style-name="gr6" draw:text-style-name="P5" draw:layer="layout" svg:width="2.279cm" svg:height="0.619cm" svg:x="12.294cm" svg:y="10.688cm">
          <text:p text:style-name="P3"><text:span text:style-name="T17">16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31" draw:style-name="gr13" draw:text-style-name="P7" draw:layer="layout" svg:width="2.917cm" svg:height="0.932cm" draw:transform="rotate (-3.14159265358979) translate (20.76cm 11.825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04;p31" draw:style-name="gr6" draw:text-style-name="P5" draw:layer="layout" svg:width="1.419cm" svg:height="0.416cm" svg:x="20.052cm" svg:y="10.476cm">
          <text:p text:style-name="P3"><text:span text:style-name="T21">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1" draw:style-name="gr13" draw:text-style-name="P7" draw:layer="layout" svg:width="1.023cm" svg:height="0.549cm" svg:x="19.738cm" svg:y="9.926cm">
          <text:p/>
          <draw:enhanced-geometry draw:mirror-horizontal="fals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oogle Shape;306;p31" draw:style-name="gr10" draw:text-style-name="P7" draw:layer="layout" svg:width="1.202cm" svg:height="8.18cm" draw:transform="rotate (-3.14159265358979) translate (22.675cm 10.685cm)">
          <text:p/>
          <draw:enhanced-geometry draw:mirror-horizontal="true" draw:mirror-vertical="false" draw:text-areas="0 0 ?f5 ?f6" svg:viewBox="0 0 0 0" draw:type="ooxml-curvedConnector3" draw:modifiers="15501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07;p31" draw:style-name="gr15" draw:text-style-name="P5" draw:layer="layout" svg:width="8.067cm" svg:height="1.058cm" svg:x="14.606cm" svg:y="1.975cm">
          <text:p text:style-name="P10"><text:span text:style-name="T19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31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1" draw:style-name="gr6" draw:text-style-name="P5" draw:layer="layout" svg:width="2.279cm" svg:height="0.619cm" svg:x="14.349cm" svg:y="1.355cm">
          <text:p text:style-name="P3"><text:span text:style-name="T17">20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31" draw:style-name="gr6" draw:text-style-name="P5" draw:layer="layout" svg:width="7.251cm" svg:height="0.619cm" svg:x="4.726cm" svg:y="4.193cm">
          <text:p text:style-name="P3"><text:span text:style-name="T17">32 bi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1" draw:style-name="gr6" draw:text-style-name="P5" draw:layer="layout" svg:width="9.46cm" svg:height="1.058cm" svg:x="2.697cm" svg:y="1.663cm">
          <text:p text:style-name="P10"><text:span text:style-name="T22">if paging is enabled, this address would go through a further translation process within the paging hardware to generate a phys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31" draw:style-name="gr6" draw:text-style-name="P5" draw:layer="layout" svg:width="8.067cm" svg:height="2.4cm" svg:x="3.169cm" svg:y="10.521cm">
          <text:p text:style-name="P10"><text:span text:style-name="T19">logical address</text:span></text:p>
          <text:p text:style-name="P10"><text:span text:style-name="T20">(also known as a </text:span></text:p>
          <text:p text:style-name="P10"><text:span text:style-name="T19">32-bit segment:offset pair</text:span><text:span text:style-name="T20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1" draw:style-name="gr12" draw:text-style-name="P7" draw:layer="layout" svg:width="2.317cm" svg:height="0.542cm" draw:transform="rotate (-1.5707963267949) translate (7.747cm 8.204cm)">
          <text:p/>
          <draw:enhanced-geometry draw:mirror-horizontal="false" draw:mirror-vertical="false" draw:text-areas="0 0 ?f5 ?f6" svg:viewBox="0 0 0 0" draw:type="ooxml-curvedConnector3" draw:modifiers="4999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14;p31" draw:style-name="gr12" draw:text-style-name="P7" draw:layer="layout" svg:width="2.447cm" svg:height="0.311cm" svg:x="12.158cm" svg:y="2.193cm">
          <text:p/>
          <draw:enhanced-geometry draw:mirror-horizontal="false" draw:mirror-vertical="false" draw:text-areas="0 0 ?f5 ?f6" svg:viewBox="0 0 0 0" draw:type="ooxml-curvedConnector3" draw:modifiers="5000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281;g459f3c0a5f_0_293:notes" draw:style-name="gr3" draw:layer="layout" svg:width="16.932cm" svg:height="9.524cm" svg:x="1.059cm" svg:y="1.905cm" draw:page-number="19" presentation:class="page"/>
          <draw:frame draw:name="Google Shape;282;g459f3c0a5f_0_293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319;p32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2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32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2;p32" draw:style-name="gr10" draw:text-style-name="P7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23;p32" draw:style-name="gr10" draw:text-style-name="P7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4;p32" draw:style-name="gr10" draw:text-style-name="P7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25;p32" draw:style-name="gr15" draw:text-style-name="P5" draw:layer="layout" svg:width="8.067cm" svg:height="1.058cm" svg:x="14.606cm" svg:y="1.975cm">
          <text:p text:style-name="P10"><text:span text:style-name="T19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2" draw:style-name="gr6" draw:text-style-name="P5" draw:layer="layout" svg:width="4.88cm" svg:height="0.932cm" svg:x="5.306cm" svg:y="6.057cm">
          <text:p text:style-name="P10"><text:span text:style-name="T19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2" draw:style-name="gr6" draw:text-style-name="P5" draw:layer="layout" svg:width="8.297cm" svg:height="2.508cm" svg:x="12.7cm" svg:y="8.954cm">
          <text:p text:style-name="P10"><text:span text:style-name="T20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6;g459f3c0a5f_0_335:notes" draw:style-name="gr3" draw:layer="layout" svg:width="16.932cm" svg:height="9.524cm" svg:x="1.059cm" svg:y="1.905cm" draw:page-number="20" presentation:class="page"/>
          <draw:frame draw:name="Google Shape;317;g459f3c0a5f_0_33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332;p33" draw:style-name="gr11" draw:text-style-name="P5" draw:layer="layout" svg:width="5.489cm" svg:height="3.36cm" svg:x="5.002cm" svg:y="4.843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33" draw:style-name="gr9" draw:text-style-name="P12" draw:layer="layout" svg:width="2.279cm" svg:height="1.701cm" svg:x="1.855cm" svg:y="8.203cm">
          <text:p text:style-name="P10"><text:span text:style-name="T1">CP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33" draw:style-name="gr9" draw:text-style-name="P12" draw:layer="layout" svg:width="9.792cm" svg:height="7.78cm" svg:x="11.969cm" svg:y="4.747cm">
          <text:p text:style-name="P10"><text:span text:style-name="T1">Segment translation hardware</text:span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10"><text:span text:style-name="T1"/></text:p>
          <text:p text:style-name="P3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33" draw:style-name="gr10" draw:text-style-name="P7" draw:layer="layout" svg:width="1.679cm" svg:height="2.006cm" draw:transform="rotate (1.5707963267949) translate (2.995cm 8.2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Google Shape;336;p33" draw:style-name="gr10" draw:text-style-name="P7" draw:layer="layout" svg:width="1.476cm" svg:height="2.112cm" svg:x="10.492cm" svg:y="6.523cm">
          <text:p/>
          <draw:enhanced-geometry draw:mirror-horizontal="false" draw:mirror-vertical="false" draw:text-areas="0 0 ?f5 ?f6" svg:viewBox="0 0 0 0" draw:type="ooxml-curvedConnector3" draw:modifiers="50012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37;p33" draw:style-name="gr10" draw:text-style-name="P7" draw:layer="layout" svg:width="0.912cm" svg:height="6.132cm" draw:transform="rotate (-3.14159265358979) translate (22.675cm 8.637cm)">
          <text:p/>
          <draw:enhanced-geometry draw:mirror-horizontal="true" draw:mirror-vertical="false" draw:text-areas="0 0 ?f5 ?f6" svg:viewBox="0 0 0 0" draw:type="ooxml-curvedConnector3" draw:modifiers="17243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38;p33" draw:style-name="gr15" draw:text-style-name="P5" draw:layer="layout" svg:width="8.067cm" svg:height="1.058cm" svg:x="14.606cm" svg:y="1.975cm">
          <text:p text:style-name="P10"><text:span text:style-name="T19">linear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33" draw:style-name="gr6" draw:text-style-name="P5" draw:layer="layout" svg:width="4.88cm" svg:height="0.932cm" svg:x="5.306cm" svg:y="6.057cm">
          <text:p text:style-name="P10"><text:span text:style-name="T19">logical addr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33" draw:style-name="gr6" draw:text-style-name="P5" draw:layer="layout" svg:width="8.297cm" svg:height="2.508cm" svg:x="12.7cm" svg:y="8.954cm">
          <text:p text:style-name="P10"><text:span text:style-name="T20">xv6 configures this hardware such that logical and linear addresses are always the sam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33" draw:style-name="gr6" draw:text-style-name="P5" draw:layer="layout" svg:width="10.797cm" svg:height="3.048cm" svg:x="2.206cm" svg:y="1.158cm">
          <text:p text:style-name="P10"><text:span text:style-name="T23">It follows (without paging) in xv6, </text:span></text:p>
          <text:p text:style-name="P10"><text:span text:style-name="T23">logical address = </text:span></text:p>
          <text:p text:style-name="P10"><text:span text:style-name="T23">linear address = </text:span></text:p>
          <text:p text:style-name="P10"><text:span text:style-name="T23">physical addres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9;g45a22ab60d_0_8:notes" draw:style-name="gr3" draw:layer="layout" svg:width="16.932cm" svg:height="9.524cm" svg:x="1.059cm" svg:y="1.905cm" draw:page-number="21" presentation:class="page"/>
          <draw:frame draw:name="Google Shape;330;g45a22ab60d_0_8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custom-shape draw:name="Google Shape;346;p34" draw:style-name="gr2" draw:text-style-name="P5" draw:layer="layout" svg:width="19.877cm" svg:height="12.752cm" svg:x="2.334cm" svg:y="6.066cm">
          <text:p text:style-name="P10"><text:span text:style-name="T14">Why the switch to Protected Mode? </text:span></text:p>
          <text:p text:style-name="P10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3;g459f3c0a5f_0_58:notes" draw:style-name="gr3" draw:layer="layout" svg:width="16.932cm" svg:height="9.524cm" svg:x="1.059cm" svg:y="1.905cm" draw:page-number="22" presentation:class="page"/>
          <draw:frame draw:name="Google Shape;344;g459f3c0a5f_0_58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custom-shape draw:name="Google Shape;351;p35" draw:style-name="gr2" draw:text-style-name="P5" draw:layer="layout" svg:width="19.877cm" svg:height="12.752cm" svg:x="2.559cm" svg:y="2.117cm">
          <text:p text:style-name="P10"><text:span text:style-name="T3"/></text:p>
          <text:p text:style-name="P10"><text:span text:style-name="T3"/></text:p>
          <text:p text:style-name="P10"><text:span text:style-name="T3">with </text:span><text:span text:style-name="T4">20 bit addresses</text:span><text:span text:style-name="T3"> the maximum size of addressable </text:span></text:p>
          <text:p text:style-name="P10"><text:span text:style-name="T3">memory is 2^20 bytes which is </text:span><text:span text:style-name="T4">only</text:span><text:span text:style-name="T3"> </text:span><text:span text:style-name="T4">1MB</text:span><text:span text:style-name="T3">.</text:span></text:p>
          <text:p text:style-name="P10"><text:span text:style-name="T3"/></text:p>
          <text:p text:style-name="P10"><text:span text:style-name="T3">In Protected Mode, we can address </text:span><text:span text:style-name="T4">32 bit</text:span><text:span text:style-name="T3"> addresses, </text:span></text:p>
          <text:p text:style-name="P10"><text:span text:style-name="T3">which allows us to address a memory of size </text:span><text:span text:style-name="T4">4GB</text:span><text:span text:style-name="T3">.</text:span></text:p>
          <text:p text:style-name="P10"><text:span text:style-name="T3"/></text:p>
          <text:p text:style-name="P10"><text:span text:style-name="T3">Paging hardware is also enabled in Protected Mode.</text:span></text:p>
          <text:p text:style-name="P10"><text:span text:style-name="T3"/></text:p>
          <text:p text:style-name="P3"><text:span text:style-name="T3"/></text:p>
          <text:p text:style-name="P10"><text:span text:style-name="T3"/></text:p>
          <text:p text:style-name="P10"><text:span text:style-name="T3"/></text:p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8;g459f3c0a5f_0_34:notes" draw:style-name="gr3" draw:layer="layout" svg:width="16.932cm" svg:height="9.524cm" svg:x="1.059cm" svg:y="1.905cm" draw:page-number="23" presentation:class="page"/>
          <draw:frame draw:name="Google Shape;349;g459f3c0a5f_0_34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" presentation:presentation-page-layout-name="AL1T0">
        <draw:custom-shape draw:name="Google Shape;356;p36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6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36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To setup the </text:span><text:span text:style-name="T4">protected mode</text:span><text:span text:style-name="T3">, the boot loader sets up the </text:span><text:span text:style-name="T4">segment </text:span></text:p>
          <text:p text:style-name="P2"><text:span text:style-name="T4"><text:s text:c="3"/></text:span><text:span text:style-name="T4">descriptor table</text:span><text:span text:style-name="T3">, with three entries. Each entry is </text:span></text:p>
          <text:p text:style-name="P2"><text:span text:style-name="T3"><text:s text:c="3"/></text:span><text:span text:style-name="T3">[a base physical address, max virtual address limit (4GB), permission bits]</text:span></text:p>
          <text:p text:style-name="P3"><text:span text:style-name="T3"><text:s/></text:span><text:span text:style-name="T3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36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53;g45a22ab60d_0_50:notes" draw:style-name="gr3" draw:layer="layout" svg:width="16.932cm" svg:height="9.524cm" svg:x="1.059cm" svg:y="1.905cm" draw:page-number="24" presentation:class="page"/>
          <draw:frame draw:name="Google Shape;354;g45a22ab60d_0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custom-shape draw:name="Google Shape;364;p37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37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7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37" draw:style-name="gr16" draw:text-style-name="P14" draw:layer="layout" svg:width="16.13cm" svg:height="1.612cm" svg:x="8.846cm" svg:y="4.222cm"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>lgdt</text:span><text:span text:style-name="T25"> <text:s text:c="3"/>gdtdesc</text:span></text:p>
          <text:p text:style-name="P3"><text:span text:style-name="T25"/></text:p>
          <text:p text:style-name="P3"><text:span text:style-name="T25"/></text:p>
          <text:p text:style-name="P3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37" draw:style-name="gr16" draw:text-style-name="P14" draw:layer="layout" svg:width="16.13cm" svg:height="3.3cm" svg:x="8.846cm" svg:y="6.664cm">
          <text:p text:style-name="P15"><text:span text:style-name="T26">gdtdesc:</text:span></text:p>
          <text:p text:style-name="P15"><text:span text:style-name="T25"><text:s/></text:span><text:span text:style-name="T27">.word</text:span><text:span text:style-name="T25"> <text:s text:c="2"/>(gdtdesc - gdt - </text:span><text:span text:style-name="T27">1</text:span><text:span text:style-name="T25">) <text:s text:c="2"/></text:span><text:span text:style-name="T28"># sizeof(gdt) - 1</text:span></text:p>
          <text:p text:style-name="P15"><text:span text:style-name="T25"><text:s/></text:span><text:span text:style-name="T27">.long</text:span><text:span text:style-name="T25"> <text:s text:c="2"/>gdt <text:s text:c="18"/></text:span><text:span text:style-name="T28"># address g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7" draw:style-name="gr4" draw:text-style-name="P7" draw:layer="layout" svg:width="2.226cm" svg:height="1.437cm" draw:transform="rotate (-1.5707963267949) translate (12.408cm 9.59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70;p37" draw:style-name="gr6" draw:text-style-name="P5" draw:layer="layout" svg:width="4.289cm" svg:height="1.106cm" svg:x="8.846cm" svg:y="11.857cm">
          <text:p text:style-name="P10"><text:span text:style-name="T9"><text:a xlink:href="https://github.com/mit-pdos/xv6-public/blob/b818915f793cd20c5d1e24f668534a9d690f3cc8/bootasm.S#L80" xlink:type="simple">the gdt tabl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7" draw:style-name="gr4" draw:text-style-name="P7" draw:layer="layout" svg:width="1.657cm" svg:height="1.536cm" draw:transform="rotate (-1.5707963267949) translate (12.798cm 5.132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72;p37" draw:style-name="gr17" draw:text-style-name="P7" draw:layer="layout" svg:width="3.176cm" svg:height="1.24cm" svg:x="12.798cm" svg:y="11.227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73;p37" draw:style-name="gr6" draw:text-style-name="P5" draw:layer="layout" svg:width="4.448cm" svg:height="2.226cm" svg:x="15.55cm" svg:y="10.716cm">
          <text:p text:style-name="P10"><text:span text:style-name="T3">the macros used are defined</text:span><text:span text:style-name="T11"> </text:span><text:span text:style-name="T9"><text:a xlink:href="https://github.com/mit-pdos/xv6-public/blob/b818915f793cd20c5d1e24f668534a9d690f3cc8/asm.h#L2" xlink:type="simple">her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7" draw:style-name="gr18" draw:text-style-name="P7" draw:layer="layout" svg:width="0.035cm" svg:height="9.394cm" svg:x="8.81cm" svg:y="4.2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;p37" draw:style-name="gr6" draw:text-style-name="P5" draw:layer="layout" svg:width="5.264cm" svg:height="1.24cm" svg:x="3.581cm" svg:y="12.218cm">
          <text:p text:style-name="P9"><text:span text:style-name="T29">setting up segment descripto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45a22ab60d_0_60:notes" draw:style-name="gr3" draw:layer="layout" svg:width="16.932cm" svg:height="9.524cm" svg:x="1.059cm" svg:y="1.905cm" draw:page-number="25" presentation:class="page"/>
          <draw:frame draw:name="Google Shape;362;g45a22ab60d_0_60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custom-shape draw:name="Google Shape;380;p38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8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2;p38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38" draw:style-name="gr16" draw:text-style-name="P14" draw:layer="layout" svg:width="16.13cm" svg:height="1.612cm" svg:x="8.846cm" svg:y="4.222cm">
          <text:p text:style-name="P3"><text:span text:style-name="T24"/></text:p>
          <text:p text:style-name="P3"><text:span text:style-name="T24"/></text:p>
          <text:p text:style-name="P3"><text:span text:style-name="T24"/></text:p>
          <text:p text:style-name="P3"><text:span text:style-name="T24">lgdt</text:span><text:span text:style-name="T25"> <text:s text:c="3"/>gdtdesc</text:span></text:p>
          <text:p text:style-name="P3"><text:span text:style-name="T25"/></text:p>
          <text:p text:style-name="P3"><text:span text:style-name="T25"/></text:p>
          <text:p text:style-name="P3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38" draw:style-name="gr16" draw:text-style-name="P14" draw:layer="layout" svg:width="16.13cm" svg:height="3.3cm" svg:x="8.846cm" svg:y="6.664cm">
          <text:p text:style-name="P15"><text:span text:style-name="T26">gdtdesc:</text:span></text:p>
          <text:p text:style-name="P15"><text:span text:style-name="T25"><text:s/></text:span><text:span text:style-name="T27">.word</text:span><text:span text:style-name="T25"> <text:s text:c="2"/>(gdtdesc - gdt - </text:span><text:span text:style-name="T27">1</text:span><text:span text:style-name="T25">) <text:s text:c="2"/></text:span><text:span text:style-name="T28"># sizeof(gdt) - 1</text:span></text:p>
          <text:p text:style-name="P15"><text:span text:style-name="T25"><text:s/></text:span><text:span text:style-name="T27">.long</text:span><text:span text:style-name="T25"> <text:s text:c="2"/>gdt <text:s text:c="18"/></text:span><text:span text:style-name="T28"># address g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5;p38" draw:style-name="gr4" draw:text-style-name="P7" draw:layer="layout" svg:width="2.226cm" svg:height="1.437cm" draw:transform="rotate (-1.5707963267949) translate (12.408cm 9.596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86;p38" draw:style-name="gr6" draw:text-style-name="P5" draw:layer="layout" svg:width="4.289cm" svg:height="1.106cm" svg:x="8.846cm" svg:y="11.857cm">
          <text:p text:style-name="P10"><text:span text:style-name="T9"><text:a xlink:href="https://github.com/mit-pdos/xv6-public/blob/b818915f793cd20c5d1e24f668534a9d690f3cc8/bootasm.S#L80" xlink:type="simple">the gdt tabl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7;p38" draw:style-name="gr4" draw:text-style-name="P7" draw:layer="layout" svg:width="1.657cm" svg:height="1.536cm" draw:transform="rotate (-1.5707963267949) translate (12.798cm 5.132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88;p38" draw:style-name="gr17" draw:text-style-name="P7" draw:layer="layout" svg:width="3.176cm" svg:height="1.24cm" svg:x="12.798cm" svg:y="11.227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389;p38" draw:style-name="gr6" draw:text-style-name="P5" draw:layer="layout" svg:width="4.448cm" svg:height="2.226cm" svg:x="15.55cm" svg:y="10.716cm">
          <text:p text:style-name="P10"><text:span text:style-name="T3">the macros used are defined</text:span><text:span text:style-name="T11"> </text:span><text:span text:style-name="T9"><text:a xlink:href="https://github.com/mit-pdos/xv6-public/blob/b818915f793cd20c5d1e24f668534a9d690f3cc8/asm.h#L2" xlink:type="simple">her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8" draw:style-name="gr18" draw:text-style-name="P7" draw:layer="layout" svg:width="0.035cm" svg:height="9.394cm" svg:x="8.81cm" svg:y="4.2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38" draw:style-name="gr6" draw:text-style-name="P5" draw:layer="layout" svg:width="5.264cm" svg:height="1.24cm" svg:x="3.581cm" svg:y="12.218cm">
          <text:p text:style-name="P9"><text:span text:style-name="T29">setting up segment descriptor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8" draw:style-name="gr19" draw:text-style-name="P13" draw:layer="layout" svg:width="5.211cm" svg:height="2.871cm" svg:x="1.475cm" svg:y="8.107cm">
          <text:p text:style-name="P3"><text:span text:style-name="T30">Assembly Tip:</text:span></text:p>
          <text:p text:style-name="P3"><text:span text:style-name="T29">All assembler directives begin with a period. (</text:span><text:span text:style-name="T31"><text:a xlink:href="https://docs.oracle.com/cd/E26502_01/html/E28388/eoiyg.html" xlink:type="simple">Ref</text:a></text:span><text:span text:style-name="T29">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8" draw:style-name="gr12" draw:text-style-name="P7" draw:layer="layout" svg:width="2.849cm" svg:height="1.435cm" svg:x="6.684cm" svg:y="8.107cm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377;g45a22ab60d_0_102:notes" draw:style-name="gr3" draw:layer="layout" svg:width="16.932cm" svg:height="9.524cm" svg:x="1.059cm" svg:y="1.905cm" draw:page-number="26" presentation:class="page"/>
          <draw:frame draw:name="Google Shape;378;g45a22ab60d_0_102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custom-shape draw:name="Google Shape;398;p39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39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9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Now enable protected mode by setting the 1 bit in control register %cr0.</text:span></text:p>
          <text:p text:style-name="P4"><text:span text:style-name="T3"><text:s text:c="2"/></text:span><text:span text:style-name="T3">(</text:span><text:span text:style-name="T9"><text:a xlink:href="https://github.com/mit-pdos/xv6-public/blob/b818915f793cd20c5d1e24f668534a9d690f3cc8/bootasm.S#L43" xlink:type="simple">Code</text:a></text:span><text:span text:style-name="T3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9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395;g45a22ab60d_0_137:notes" draw:style-name="gr3" draw:layer="layout" svg:width="16.932cm" svg:height="9.524cm" svg:x="1.059cm" svg:y="1.905cm" draw:page-number="27" presentation:class="page"/>
          <draw:frame draw:name="Google Shape;396;g45a22ab60d_0_137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custom-shape draw:name="Google Shape;406;p40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40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40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To fully enable protected mode, we need to load a new value into </text:span><text:span text:style-name="T10">%cs</text:span><text:span text:style-name="T3">.</text:span></text:p>
          <text:p text:style-name="P4"><text:span text:style-name="T3">&gt; Since </text:span><text:span text:style-name="T10">%cs</text:span><text:span text:style-name="T3"> cannot be modified directly we setup </text:span><text:span text:style-name="T10">%cs</text:span><text:span text:style-name="T3"> here: (</text:span><text:span text:style-name="T9"><text:a xlink:href="https://github.com/mit-pdos/xv6-public/blob/b818915f793cd20c5d1e24f668534a9d690f3cc8/bootasm.S#L51" xlink:type="simple">Code</text:a></text:span><text:span text:style-name="T3">), which </text:span></text:p>
          <text:p text:style-name="P4"><text:span text:style-name="T3"><text:s text:c="3"/></text:span><text:span text:style-name="T3">results in %cs to refer to the code descriptor entry in gd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40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03;g45a22ab60d_0_144:notes" draw:style-name="gr3" draw:layer="layout" svg:width="16.932cm" svg:height="9.524cm" svg:x="1.059cm" svg:y="1.905cm" draw:page-number="28" presentation:class="page"/>
          <draw:frame draw:name="Google Shape;404;g45a22ab60d_0_144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custom-shape draw:name="Google Shape;414;p41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41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41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7">executing bootasm.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3"><text:span text:style-name="T3"><text:s/></text:span><text:span text:style-name="T3">2. </text:span><text:span text:style-name="T3"><text:tab/></text:span><text:span text:style-name="T4">Switch from real mode to protected mode.</text:span></text:p>
          <text:p text:style-name="P4"><text:span text:style-name="T3">&gt; To fully enable protected mode, we need to load a new value into </text:span><text:span text:style-name="T10">%cs</text:span><text:span text:style-name="T3">.</text:span></text:p>
          <text:p text:style-name="P4"><text:span text:style-name="T3">&gt; Since </text:span><text:span text:style-name="T10">%cs</text:span><text:span text:style-name="T3"> cannot be modified directly we </text:span><text:span text:style-name="T10">ljmp</text:span><text:span text:style-name="T3"> (</text:span><text:span text:style-name="T9"><text:a xlink:href="https://github.com/mit-pdos/xv6-public/blob/b818915f793cd20c5d1e24f668534a9d690f3cc8/bootasm.S#L51" xlink:type="simple">c</text:a></text:span><text:span text:style-name="T9"><text:a xlink:href="https://github.com/mit-pdos/xv6-public/blob/b818915f793cd20c5d1e24f668534a9d690f3cc8/bootasm.S#L51" xlink:type="simple">ode</text:a></text:span><text:span text:style-name="T3">), which </text:span></text:p>
          <text:p text:style-name="P4"><text:span text:style-name="T3"><text:s text:c="3"/></text:span><text:span text:style-name="T3">results in %cs to refer to the code descriptor entry in gdt (a 32 bit code seg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41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8;p41" draw:style-name="gr19" draw:text-style-name="P13" draw:layer="layout" svg:width="10.627cm" svg:height="3.751cm" svg:x="12.7cm" svg:y="5.413cm">
          <text:p text:style-name="P3"><text:span text:style-name="T30"/></text:p>
          <text:p text:style-name="P3"><text:span text:style-name="T30"/></text:p>
          <text:p text:style-name="P3"><text:span text:style-name="T30">Assembly Tip:</text:span></text:p>
          <text:p text:style-name="P3"><text:span text:style-name="T32">Long Jump: </text:span></text:p>
          <text:p text:style-name="P16"><text:span text:style-name="T33">ljmp $0xfebc, $0x12345678</text:span></text:p>
          <text:p text:style-name="P17"><text:span text:style-name="T32">Use 0xfebc for the CS register and 0x12345678 for the EIP register. (</text:span><text:span text:style-name="T31"><text:a xlink:href="https://docs.oracle.com/cd/E19455-01/806-3773/instructionset-73/index.html" xlink:type="simple">Ref</text:a></text:span><text:span text:style-name="T32">.)</text:span></text:p>
          <text:p text:style-name="P16"><text:span text:style-name="T33"/></text:p>
          <text:p text:style-name="P17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41" draw:style-name="gr12" draw:text-style-name="P7" draw:layer="layout" svg:width="2.982cm" svg:height="1.74cm" draw:transform="rotate (-1.5707963267949) translate (18.014cm 9.165cm)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411;g45a22ab60d_0_151:notes" draw:style-name="gr3" draw:layer="layout" svg:width="16.932cm" svg:height="9.524cm" svg:x="1.059cm" svg:y="1.905cm" draw:page-number="29" presentation:class="page"/>
          <draw:frame draw:name="Google Shape;412;g45a22ab60d_0_151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custom-shape draw:name="Google Shape;424;p42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42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42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4"><text:span text:style-name="T3"/></text:p>
          <text:p text:style-name="P10"><text:span text:style-name="T2">We have completed transitioning from 16 bit (real) mode to 32 bit (protected) 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42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21;g45a22ab60d_0_161:notes" draw:style-name="gr3" draw:layer="layout" svg:width="16.932cm" svg:height="9.524cm" svg:x="1.059cm" svg:y="1.905cm" draw:page-number="30" presentation:class="page"/>
          <draw:frame draw:name="Google Shape;422;g45a22ab60d_0_161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custom-shape draw:name="Google Shape;432;p43" draw:style-name="gr1" draw:text-style-name="P1" draw:layer="layout" svg:width="25.399cm" svg:height="2.086cm" svg:x="0cm" svg:y="1.306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43" draw:style-name="gr5" draw:text-style-name="P8" draw:layer="layout" svg:width="25.399cm" svg:height="3.3cm" svg:x="0cm" svg:y="10.494cm">
          <text:p text:style-name="P3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43" draw:style-name="gr2" draw:text-style-name="P5" draw:layer="layout" svg:width="22.217cm" svg:height="11.948cm" svg:x="2.472cm" svg:y="1.846cm">
          <text:p text:style-name="P3"><text:span text:style-name="T5">BIOS</text:span><text:span text:style-name="T4"><text:tab/></text:span><text:span text:style-name="T4">xv6 Boot loader </text:span></text:p>
          <text:p text:style-name="P3"><text:span text:style-name="T4"/></text:p>
          <text:p text:style-name="P3"><text:span text:style-name="T12">2 source source file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>m.</text:span></text:p>
          <text:p text:style-name="P4"><text:span text:style-name="T3"/></text:p>
          <text:p text:style-name="P10"><text:span text:style-name="T2">To see details on how the 32 bit addresses are translated</text:span></text:p>
          <text:p text:style-name="P10"><text:span text:style-name="T2">in the segmentation hardware in protected mode look </text:span><text:span text:style-name="T34"><text:a xlink:href="https://en.wikipedia.org/wiki/Protected_mode#Protected_mode" xlink:type="simple">here</text:a></text:span><text:span text:style-name="T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43" draw:style-name="gr4" draw:text-style-name="P7" draw:layer="layout" svg:width="0.802cm" svg:height="0.001cm" svg:x="4.27cm" svg:y="2.53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29;g45a22ab60d_0_170:notes" draw:style-name="gr3" draw:layer="layout" svg:width="16.932cm" svg:height="9.524cm" svg:x="1.059cm" svg:y="1.905cm" draw:page-number="31" presentation:class="page"/>
          <draw:frame draw:name="Google Shape;430;g45a22ab60d_0_170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bin" svg:font-family="Cabin"/>
    <style:font-face style:name="Caveat" svg:font-family="Caveat"/>
    <style:font-face style:name="Inconsolata" svg:font-family="Inconsolat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43"/>
    <meta:generator>LibreOfficeDev/6.0.5.2$Linux_X86_64 LibreOffice_project/</meta:generator>
  </office:meta>
</office:document-meta>
</file>